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5cm"/>
    </style:style>
    <style:style style:name="co2" style:family="table-column">
      <style:table-column-properties fo:break-before="auto" style:column-width="4.57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02cm"/>
    </style:style>
    <style:style style:name="co5" style:family="table-column">
      <style:table-column-properties fo:break-before="auto" style:column-width="5.41cm"/>
    </style:style>
    <style:style style:name="co6" style:family="table-column">
      <style:table-column-properties fo:break-before="auto" style:column-width="9.1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-bottom="0.002cm solid #000000" fo:background-color="#ffff99" fo:border-left="0.002cm solid #000000" fo:border-right="none" fo:border-top="0.002cm solid #000000"/>
      <style:text-properties fo:font-size="18pt" fo:font-weight="bold"/>
    </style:style>
    <style:style style:name="ce3" style:family="table-cell" style:parent-style-name="Default">
      <style:table-cell-properties fo:border-bottom="0.002cm solid #000000" fo:background-color="#ffff99" fo:border-left="none" fo:border-right="none" fo:border-top="0.002cm solid #000000"/>
      <style:text-properties fo:font-size="18pt" fo:font-weight="bold"/>
    </style:style>
    <style:style style:name="ce4" style:family="table-cell" style:parent-style-name="Default">
      <style:table-cell-properties fo:border-bottom="0.002cm solid #000000" fo:background-color="#ffff99" fo:border-left="none" fo:border-right="0.002cm solid #000000" fo:border-top="0.002cm solid #000000"/>
      <style:text-properties fo:font-size="18pt" fo:font-weight="bold"/>
    </style:style>
  </office:automatic-styles>
  <office:body>
    <office:spreadsheet>
      <table:table table:name="Tabell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Il cane</text:p>
          </table:table-cell>
          <table:table-cell office:value-type="string">
            <text:p>Mangia</text:p>
          </table:table-cell>
          <table:table-cell office:value-type="string">
            <text:p>Un bicchiere</text:p>
          </table:table-cell>
          <table:table-cell table:number-columns-repeated="5"/>
        </table:table-row>
        <table:table-row table:style-name="ro1">
          <table:table-cell office:value-type="string">
            <text:p>Il gatto</text:p>
          </table:table-cell>
          <table:table-cell office:value-type="string">
            <text:p>Lecca</text:p>
          </table:table-cell>
          <table:table-cell office:value-type="string">
            <text:p>Una bistecca</text:p>
          </table:table-cell>
          <table:table-cell table:number-columns-repeated="5"/>
        </table:table-row>
        <table:table-row table:style-name="ro1">
          <table:table-cell office:value-type="string">
            <text:p>La mucca</text:p>
          </table:table-cell>
          <table:table-cell office:value-type="string">
            <text:p>Calpestava</text:p>
          </table:table-cell>
          <table:table-cell office:value-type="string">
            <text:p>Un uovo</text:p>
          </table:table-cell>
          <table:table-cell table:number-columns-repeated="5"/>
        </table:table-row>
        <table:table-row table:style-name="ro1">
          <table:table-cell office:value-type="string">
            <text:p>La capra</text:p>
          </table:table-cell>
          <table:table-cell office:value-type="string">
            <text:p>Accarezza</text:p>
          </table:table-cell>
          <table:table-cell office:value-type="string">
            <text:p>Una foglia di insalata</text:p>
          </table:table-cell>
          <table:table-cell table:number-columns-repeated="5"/>
        </table:table-row>
        <table:table-row table:style-name="ro1">
          <table:table-cell office:value-type="string">
            <text:p>La gallina</text:p>
          </table:table-cell>
          <table:table-cell office:value-type="string">
            <text:p>Scoreggia</text:p>
          </table:table-cell>
          <table:table-cell office:value-type="string">
            <text:p>Una arancia</text:p>
          </table:table-cell>
          <table:table-cell table:number-columns-repeated="5"/>
        </table:table-row>
        <table:table-row table:style-name="ro1">
          <table:table-cell office:value-type="string">
            <text:p>La pecora</text:p>
          </table:table-cell>
          <table:table-cell office:value-type="string">
            <text:p>Ammazza</text:p>
          </table:table-cell>
          <table:table-cell office:value-type="string">
            <text:p>Una formica</text:p>
          </table:table-cell>
          <table:table-cell table:number-columns-repeated="5"/>
        </table:table-row>
        <table:table-row table:style-name="ro1">
          <table:table-cell office:value-type="string">
            <text:p>Un'oca</text:p>
          </table:table-cell>
          <table:table-cell office:value-type="string">
            <text:p>Caga</text:p>
          </table:table-cell>
          <table:table-cell office:value-type="string">
            <text:p>Mercurio</text:p>
          </table:table-cell>
          <table:table-cell table:number-columns-repeated="5"/>
        </table:table-row>
        <table:table-row table:style-name="ro1">
          <table:table-cell office:value-type="string">
            <text:p>Un passerotto</text:p>
          </table:table-cell>
          <table:table-cell office:value-type="string">
            <text:p>Piscia sopra a</text:p>
          </table:table-cell>
          <table:table-cell office:value-type="string">
            <text:p>Plutone</text:p>
          </table:table-cell>
          <table:table-cell table:number-columns-repeated="5"/>
        </table:table-row>
        <table:table-row table:style-name="ro1">
          <table:table-cell office:value-type="string">
            <text:p>Il sole</text:p>
          </table:table-cell>
          <table:table-cell office:value-type="string">
            <text:p>Mangiava</text:p>
          </table:table-cell>
          <table:table-cell office:value-type="string">
            <text:p>Un microfono</text:p>
          </table:table-cell>
          <table:table-cell table:number-columns-repeated="5"/>
        </table:table-row>
        <table:table-row table:style-name="ro1">
          <table:table-cell office:value-type="string">
            <text:p>La luna</text:p>
          </table:table-cell>
          <table:table-cell office:value-type="string">
            <text:p>Cagava</text:p>
          </table:table-cell>
          <table:table-cell office:value-type="string">
            <text:p>Topolino</text:p>
          </table:table-cell>
          <table:table-cell table:number-columns-repeated="5"/>
        </table:table-row>
        <table:table-row table:style-name="ro1">
          <table:table-cell office:value-type="string">
            <text:p>La stella</text:p>
          </table:table-cell>
          <table:table-cell office:value-type="string">
            <text:p>Telefonava a</text:p>
          </table:table-cell>
          <table:table-cell office:value-type="string">
            <text:p>Pippo</text:p>
          </table:table-cell>
          <table:table-cell table:number-columns-repeated="5"/>
        </table:table-row>
        <table:table-row table:style-name="ro1">
          <table:table-cell office:value-type="string">
            <text:p>La suora</text:p>
          </table:table-cell>
          <table:table-cell office:value-type="string">
            <text:p>Saltava sopra</text:p>
          </table:table-cell>
          <table:table-cell office:value-type="string">
            <text:p>Un cane randagio</text:p>
          </table:table-cell>
          <table:table-cell table:number-columns-repeated="5"/>
        </table:table-row>
        <table:table-row table:style-name="ro1">
          <table:table-cell office:value-type="string">
            <text:p>Il prete</text:p>
          </table:table-cell>
          <table:table-cell office:value-type="string">
            <text:p>Fotografava</text:p>
          </table:table-cell>
          <table:table-cell office:value-type="string">
            <text:p>Un gatto</text:p>
          </table:table-cell>
          <table:table-cell table:number-columns-repeated="5"/>
        </table:table-row>
        <table:table-row table:style-name="ro1">
          <table:table-cell office:value-type="string">
            <text:p>Il frate</text:p>
          </table:table-cell>
          <table:table-cell office:value-type="string">
            <text:p>Colorava</text:p>
          </table:table-cell>
          <table:table-cell office:value-type="string">
            <text:p>Un maiale</text:p>
          </table:table-cell>
          <table:table-cell table:number-columns-repeated="5"/>
        </table:table-row>
        <table:table-row table:style-name="ro1">
          <table:table-cell office:value-type="string">
            <text:p>Il papa</text:p>
          </table:table-cell>
          <table:table-cell office:value-type="string">
            <text:p>Ascoltava</text:p>
          </table:table-cell>
          <table:table-cell office:value-type="string">
            <text:p>Un topo morto</text:p>
          </table:table-cell>
          <table:table-cell table:number-columns-repeated="5"/>
        </table:table-row>
        <table:table-row table:style-name="ro1">
          <table:table-cell office:value-type="string">
            <text:p>Il sacerdote</text:p>
          </table:table-cell>
          <table:table-cell office:value-type="string">
            <text:p>Confessa</text:p>
          </table:table-cell>
          <table:table-cell office:value-type="string">
            <text:p>Un pesce secco</text:p>
          </table:table-cell>
          <table:table-cell table:number-columns-repeated="5"/>
        </table:table-row>
        <table:table-row table:style-name="ro1">
          <table:table-cell office:value-type="string">
            <text:p>Luca</text:p>
          </table:table-cell>
          <table:table-cell office:value-type="string">
            <text:p>Rosicchia</text:p>
          </table:table-cell>
          <table:table-cell office:value-type="string">
            <text:p>I coglioni</text:p>
          </table:table-cell>
          <table:table-cell table:number-columns-repeated="5"/>
        </table:table-row>
        <table:table-row table:style-name="ro1">
          <table:table-cell office:value-type="string">
            <text:p>Giulio</text:p>
          </table:table-cell>
          <table:table-cell office:value-type="string">
            <text:p>Martella</text:p>
          </table:table-cell>
          <table:table-cell office:value-type="string">
            <text:p>Due palle</text:p>
          </table:table-cell>
          <table:table-cell table:number-columns-repeated="5"/>
        </table:table-row>
        <table:table-row table:style-name="ro1">
          <table:table-cell office:value-type="string">
            <text:p>La mamma</text:p>
          </table:table-cell>
          <table:table-cell office:value-type="string">
            <text:p>Bastona</text:p>
          </table:table-cell>
          <table:table-cell office:value-type="string">
            <text:p>Le mele</text:p>
          </table:table-cell>
          <table:table-cell table:number-columns-repeated="5"/>
        </table:table-row>
        <table:table-row table:style-name="ro1">
          <table:table-cell office:value-type="string">
            <text:p>Il babbo</text:p>
          </table:table-cell>
          <table:table-cell office:value-type="string">
            <text:p>Picchia</text:p>
          </table:table-cell>
          <table:table-cell office:value-type="string">
            <text:p>Una merda</text:p>
          </table:table-cell>
          <table:table-cell table:number-columns-repeated="5"/>
        </table:table-row>
        <table:table-row table:style-name="ro1">
          <table:table-cell office:value-type="string">
            <text:p>Topolino</text:p>
          </table:table-cell>
          <table:table-cell office:value-type="string">
            <text:p>Distrugge</text:p>
          </table:table-cell>
          <table:table-cell office:value-type="string">
            <text:p>Una palla</text:p>
          </table:table-cell>
          <table:table-cell table:number-columns-repeated="5"/>
        </table:table-row>
        <table:table-row table:style-name="ro2">
          <table:table-cell office:value-type="string">
            <text:p>Mr bean</text:p>
          </table:table-cell>
          <table:table-cell office:value-type="string">
            <text:p>Rompe</text:p>
          </table:table-cell>
          <table:table-cell office:value-type="string">
            <text:p>Una botte</text:p>
          </table:table-cell>
          <table:table-cell table:number-columns-repeated="5"/>
        </table:table-row>
        <table:table-row table:style-name="ro1">
          <table:table-cell office:value-type="string">
            <text:p>Superman</text:p>
          </table:table-cell>
          <table:table-cell office:value-type="string">
            <text:p>Spacca</text:p>
          </table:table-cell>
          <table:table-cell office:value-type="string">
            <text:p>Un cassetto</text:p>
          </table:table-cell>
          <table:table-cell table:number-columns-repeated="5"/>
        </table:table-row>
        <table:table-row table:style-name="ro1">
          <table:table-cell office:value-type="string">
            <text:p>L'uomo ragno</text:p>
          </table:table-cell>
          <table:table-cell office:value-type="string">
            <text:p>Frantuma</text:p>
          </table:table-cell>
          <table:table-cell office:value-type="string">
            <text:p>Un cadavere</text:p>
          </table:table-cell>
          <table:table-cell table:number-columns-repeated="5"/>
        </table:table-row>
        <table:table-row table:style-name="ro2">
          <table:table-cell office:value-type="string">
            <text:p>Mendoza</text:p>
          </table:table-cell>
          <table:table-cell office:value-type="string">
            <text:p>Trapana</text:p>
          </table:table-cell>
          <table:table-cell office:value-type="string">
            <text:p>Un cucchiaio</text:p>
          </table:table-cell>
          <table:table-cell table:number-columns-repeated="5"/>
        </table:table-row>
        <table:table-row table:style-name="ro1">
          <table:table-cell office:value-type="string">
            <text:p>La nonna</text:p>
          </table:table-cell>
          <table:table-cell office:value-type="string">
            <text:p>Guarda</text:p>
          </table:table-cell>
          <table:table-cell office:value-type="string">
            <text:p>Il telecomando</text:p>
          </table:table-cell>
          <table:table-cell table:number-columns-repeated="5"/>
        </table:table-row>
        <table:table-row table:style-name="ro1">
          <table:table-cell office:value-type="string">
            <text:p>Il nonno</text:p>
          </table:table-cell>
          <table:table-cell office:value-type="string">
            <text:p>Osserva</text:p>
          </table:table-cell>
          <table:table-cell office:value-type="string">
            <text:p>Il telefono</text:p>
          </table:table-cell>
          <table:table-cell table:number-columns-repeated="5"/>
        </table:table-row>
        <table:table-row table:style-name="ro2">
          <table:table-cell office:value-type="string">
            <text:p>La maestra Barbara</text:p>
          </table:table-cell>
          <table:table-cell office:value-type="string">
            <text:p>Guardava</text:p>
          </table:table-cell>
          <table:table-cell office:value-type="string">
            <text:p>Il coccopennello</text:p>
          </table:table-cell>
          <table:table-cell table:number-columns-repeated="5"/>
        </table:table-row>
        <table:table-row table:style-name="ro1">
          <table:table-cell office:value-type="string">
            <text:p>La maestra Paola</text:p>
          </table:table-cell>
          <table:table-cell office:value-type="string">
            <text:p>Scarabocchiava</text:p>
          </table:table-cell>
          <table:table-cell office:value-type="string">
            <text:p>Un pennello</text:p>
          </table:table-cell>
          <table:table-cell table:number-columns-repeated="5"/>
        </table:table-row>
        <table:table-row table:style-name="ro2">
          <table:table-cell office:value-type="string">
            <text:p>Fenco</text:p>
          </table:table-cell>
          <table:table-cell office:value-type="string">
            <text:p>Si beve</text:p>
          </table:table-cell>
          <table:table-cell office:value-type="string">
            <text:p>Un cucchiaio di merda</text:p>
          </table:table-cell>
          <table:table-cell table:number-columns-repeated="5"/>
        </table:table-row>
        <table:table-row table:style-name="ro1">
          <table:table-cell office:value-type="string">
            <text:p>La zia Lena</text:p>
          </table:table-cell>
          <table:table-cell office:value-type="string">
            <text:p>Pesta</text:p>
          </table:table-cell>
          <table:table-cell office:value-type="string">
            <text:p>Un pompelmo</text:p>
          </table:table-cell>
          <table:table-cell table:number-columns-repeated="5"/>
        </table:table-row>
        <table:table-row table:style-name="ro1">
          <table:table-cell office:value-type="string">
            <text:p>Lo zio Marco</text:p>
          </table:table-cell>
          <table:table-cell office:value-type="string">
            <text:p>Sventola</text:p>
          </table:table-cell>
          <table:table-cell office:value-type="string">
            <text:p>Una penna</text:p>
          </table:table-cell>
          <table:table-cell table:number-columns-repeated="5"/>
        </table:table-row>
        <table:table-row table:style-name="ro2">
          <table:table-cell office:value-type="string">
            <text:p>Lo zio Bero</text:p>
          </table:table-cell>
          <table:table-cell office:value-type="string">
            <text:p>Scodella</text:p>
          </table:table-cell>
          <table:table-cell office:value-type="string">
            <text:p>Una tastiera</text:p>
          </table:table-cell>
          <table:table-cell table:number-columns-repeated="5"/>
        </table:table-row>
        <table:table-row table:style-name="ro2">
          <table:table-cell office:value-type="string">
            <text:p>La carolina</text:p>
          </table:table-cell>
          <table:table-cell office:value-type="string">
            <text:p>Lima</text:p>
          </table:table-cell>
          <table:table-cell office:value-type="string">
            <text:p>L'altoparlante</text:p>
          </table:table-cell>
          <table:table-cell table:number-columns-repeated="5"/>
        </table:table-row>
        <table:table-row table:style-name="ro1">
          <table:table-cell office:value-type="string">
            <text:p>Il pittore</text:p>
          </table:table-cell>
          <table:table-cell office:value-type="string">
            <text:p>Stampa</text:p>
          </table:table-cell>
          <table:table-cell office:value-type="string">
            <text:p>Un mouse</text:p>
          </table:table-cell>
          <table:table-cell table:number-columns-repeated="5"/>
        </table:table-row>
        <table:table-row table:style-name="ro1">
          <table:table-cell office:value-type="string">
            <text:p>L'attore</text:p>
          </table:table-cell>
          <table:table-cell office:value-type="string">
            <text:p>Affetta</text:p>
          </table:table-cell>
          <table:table-cell office:value-type="string">
            <text:p>Il video</text:p>
          </table:table-cell>
          <table:table-cell table:number-columns-repeated="5"/>
        </table:table-row>
        <table:table-row table:style-name="ro1">
          <table:table-cell office:value-type="string">
            <text:p>Il bidello</text:p>
          </table:table-cell>
          <table:table-cell office:value-type="string">
            <text:p>Sbudella</text:p>
          </table:table-cell>
          <table:table-cell office:value-type="string">
            <text:p>Un cinghiale</text:p>
          </table:table-cell>
          <table:table-cell table:number-columns-repeated="5"/>
        </table:table-row>
        <table:table-row table:style-name="ro2">
          <table:table-cell office:value-type="string">
            <text:p>La maestra</text:p>
          </table:table-cell>
          <table:table-cell office:value-type="string">
            <text:p>Saguaiava</text:p>
          </table:table-cell>
          <table:table-cell office:value-type="string">
            <text:p>Un foglio</text:p>
          </table:table-cell>
          <table:table-cell table:number-columns-repeated="5"/>
        </table:table-row>
        <table:table-row table:style-name="ro1">
          <table:table-cell office:value-type="string">
            <text:p>Il presentatore</text:p>
          </table:table-cell>
          <table:table-cell office:value-type="string">
            <text:p>Masticava</text:p>
          </table:table-cell>
          <table:table-cell office:value-type="string">
            <text:p>Il quaderno</text:p>
          </table:table-cell>
          <table:table-cell table:number-columns-repeated="5"/>
        </table:table-row>
        <table:table-row table:style-name="ro1">
          <table:table-cell office:value-type="string">
            <text:p>Un soldato</text:p>
          </table:table-cell>
          <table:table-cell office:value-type="string">
            <text:p>Gustava</text:p>
          </table:table-cell>
          <table:table-cell office:value-type="string">
            <text:p>Un pescecane</text:p>
          </table:table-cell>
          <table:table-cell table:number-columns-repeated="5"/>
        </table:table-row>
        <table:table-row table:style-name="ro1">
          <table:table-cell office:value-type="string">
            <text:p>Il carabiniere</text:p>
          </table:table-cell>
          <table:table-cell office:value-type="string">
            <text:p>Sventrava</text:p>
          </table:table-cell>
          <table:table-cell office:value-type="string">
            <text:p>Una balena</text:p>
          </table:table-cell>
          <table:table-cell table:number-columns-repeated="5"/>
        </table:table-row>
        <table:table-row table:style-name="ro1">
          <table:table-cell office:value-type="string">
            <text:p>Una cavalletta</text:p>
          </table:table-cell>
          <table:table-cell office:value-type="string">
            <text:p>Si fuma</text:p>
          </table:table-cell>
          <table:table-cell office:value-type="string">
            <text:p>La pistola</text:p>
          </table:table-cell>
          <table:table-cell table:number-columns-repeated="5"/>
        </table:table-row>
        <table:table-row table:style-name="ro1">
          <table:table-cell office:value-type="string">
            <text:p>La gemma</text:p>
          </table:table-cell>
          <table:table-cell office:value-type="string">
            <text:p>Spela</text:p>
          </table:table-cell>
          <table:table-cell office:value-type="string">
            <text:p>Un cuscino</text:p>
          </table:table-cell>
          <table:table-cell table:number-columns-repeated="5"/>
        </table:table-row>
        <table:table-row table:style-name="ro1">
          <table:table-cell office:value-type="string">
            <text:p>Il camaleonte</text:p>
          </table:table-cell>
          <table:table-cell office:value-type="string">
            <text:p>Sbuccia</text:p>
          </table:table-cell>
          <table:table-cell office:value-type="string">
            <text:p>Un rospo</text:p>
          </table:table-cell>
          <table:table-cell table:number-columns-repeated="5"/>
        </table:table-row>
        <table:table-row table:style-name="ro2">
          <table:table-cell office:value-type="string">
            <text:p>Kamy</text:p>
          </table:table-cell>
          <table:table-cell office:value-type="string">
            <text:p>Taglia</text:p>
          </table:table-cell>
          <table:table-cell office:value-type="string">
            <text:p>Un litro di latte</text:p>
          </table:table-cell>
          <table:table-cell table:number-columns-repeated="5"/>
        </table:table-row>
        <table:table-row table:style-name="ro1">
          <table:table-cell office:value-type="string">
            <text:p>La faccia da culo</text:p>
          </table:table-cell>
          <table:table-cell/>
          <table:table-cell office:value-type="string">
            <text:p>Una noce di cocco</text:p>
          </table:table-cell>
          <table:table-cell table:number-columns-repeated="5"/>
        </table:table-row>
        <table:table-row table:style-name="ro2">
          <table:table-cell office:value-type="string">
            <text:p>Il gabibbo</text:p>
          </table:table-cell>
          <table:table-cell/>
          <table:table-cell office:value-type="string">
            <text:p>Un melone</text:p>
          </table:table-cell>
          <table:table-cell table:number-columns-repeated="5"/>
        </table:table-row>
        <table:table-row table:style-name="ro2">
          <table:table-cell office:value-type="string">
            <text:p>Suor bertilla</text:p>
          </table:table-cell>
          <table:table-cell/>
          <table:table-cell office:value-type="string">
            <text:p>Il ton della bonze</text:p>
          </table:table-cell>
          <table:table-cell table:number-columns-repeated="5"/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5"/>
          <table:table-cell table:style-name="ce1" office:value-type="string">
            <text:p>Soggetti</text:p>
          </table:table-cell>
          <table:table-cell table:style-name="ce1" office:value-type="string">
            <text:p>Verbi</text:p>
          </table:table-cell>
          <table:table-cell table:style-name="ce1" office:value-type="string">
            <text:p>Oggetti</text:p>
          </table:table-cell>
        </table:table-row>
        <table:table-row table:style-name="ro1">
          <table:table-cell table:number-columns-repeated="5"/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8">
            <text:p>48</text:p>
          </table:table-cell>
        </table:table-row>
        <table:table-row table:style-name="ro1">
          <table:table-cell table:number-columns-repeated="8"/>
        </table:table-row>
        <table:table-row table:style-name="ro3">
          <table:table-cell table:formula="oooc:=TRUNC(RAND()*[.$F$64];0)+1" office:value-type="float" office:value="17">
            <text:p>17</text:p>
          </table:table-cell>
          <table:table-cell table:formula="oooc:=TRUNC(RAND()*[.$G$64];0)+1" office:value-type="float" office:value="3">
            <text:p>3</text:p>
          </table:table-cell>
          <table:table-cell table:formula="oooc:=TRUNC(RAND()*[.$H$64];0)+1" office:value-type="float" office:value="40">
            <text:p>40</text:p>
          </table:table-cell>
          <table:table-cell table:number-columns-repeated="2"/>
          <table:table-cell table:style-name="ce2" table:formula="oooc:=INDIRECT(CONCATENATE(&quot;A&quot;;TEXT([.A66];&quot;0&quot;)))" office:value-type="string" office:string-value="Luca">
            <text:p>Luca</text:p>
          </table:table-cell>
          <table:table-cell table:style-name="ce3" table:formula="oooc:=INDIRECT(CONCATENATE(&quot;B&quot;;TEXT([.B66];&quot;0&quot;)))" office:value-type="string" office:string-value="Calpestava">
            <text:p>Calpestava</text:p>
          </table:table-cell>
          <table:table-cell table:style-name="ce4" table:formula="oooc:=INDIRECT(CONCATENATE(&quot;C&quot;;TEXT([.C66];&quot;0&quot;)))" office:value-type="string" office:string-value="Un pescecane">
            <text:p>Un pescecane</text:p>
          </table:table-cell>
        </table:table-row>
        <table:table-row table:style-name="ro3">
          <table:table-cell table:formula="oooc:=TRUNC(RAND()*[.$F$64];0)+1" office:value-type="float" office:value="7">
            <text:p>7</text:p>
          </table:table-cell>
          <table:table-cell table:formula="oooc:=TRUNC(RAND()*[.$G$64];0)+1" office:value-type="float" office:value="10">
            <text:p>10</text:p>
          </table:table-cell>
          <table:table-cell table:formula="oooc:=TRUNC(RAND()*[.$H$64];0)+1" office:value-type="float" office:value="26">
            <text:p>26</text:p>
          </table:table-cell>
          <table:table-cell table:number-columns-repeated="2"/>
          <table:table-cell table:style-name="ce2" table:formula="oooc:=INDIRECT(CONCATENATE(&quot;A&quot;;TEXT([.A67];&quot;0&quot;)))" office:value-type="string" office:string-value="Un'oca">
            <text:p>Un'oca</text:p>
          </table:table-cell>
          <table:table-cell table:style-name="ce3" table:formula="oooc:=INDIRECT(CONCATENATE(&quot;B&quot;;TEXT([.B67];&quot;0&quot;)))" office:value-type="string" office:string-value="Cagava">
            <text:p>Cagava</text:p>
          </table:table-cell>
          <table:table-cell table:style-name="ce4" table:formula="oooc:=INDIRECT(CONCATENATE(&quot;C&quot;;TEXT([.C67];&quot;0&quot;)))" office:value-type="string" office:string-value="Il telecomando">
            <text:p>Il telecomando</text:p>
          </table:table-cell>
        </table:table-row>
        <table:table-row table:style-name="ro3">
          <table:table-cell table:formula="oooc:=TRUNC(RAND()*[.$F$64];0)+1" office:value-type="float" office:value="40">
            <text:p>40</text:p>
          </table:table-cell>
          <table:table-cell table:formula="oooc:=TRUNC(RAND()*[.$G$64];0)+1" office:value-type="float" office:value="44">
            <text:p>44</text:p>
          </table:table-cell>
          <table:table-cell table:formula="oooc:=TRUNC(RAND()*[.$H$64];0)+1" office:value-type="float" office:value="27">
            <text:p>27</text:p>
          </table:table-cell>
          <table:table-cell table:number-columns-repeated="2"/>
          <table:table-cell table:style-name="ce2" table:formula="oooc:=INDIRECT(CONCATENATE(&quot;A&quot;;TEXT([.A68];&quot;0&quot;)))" office:value-type="string" office:string-value="Un soldato">
            <text:p>Un soldato</text:p>
          </table:table-cell>
          <table:table-cell table:style-name="ce3" table:formula="oooc:=INDIRECT(CONCATENATE(&quot;B&quot;;TEXT([.B68];&quot;0&quot;)))" office:value-type="string" office:string-value="Sbuccia">
            <text:p>Sbuccia</text:p>
          </table:table-cell>
          <table:table-cell table:style-name="ce4" table:formula="oooc:=INDIRECT(CONCATENATE(&quot;C&quot;;TEXT([.C68];&quot;0&quot;)))" office:value-type="string" office:string-value="Il telefono">
            <text:p>Il telefono</text:p>
          </table:table-cell>
        </table:table-row>
        <table:table-row table:style-name="ro3">
          <table:table-cell table:formula="oooc:=TRUNC(RAND()*[.$F$64];0)+1" office:value-type="float" office:value="7">
            <text:p>7</text:p>
          </table:table-cell>
          <table:table-cell table:formula="oooc:=TRUNC(RAND()*[.$G$64];0)+1" office:value-type="float" office:value="10">
            <text:p>10</text:p>
          </table:table-cell>
          <table:table-cell table:formula="oooc:=TRUNC(RAND()*[.$H$64];0)+1" office:value-type="float" office:value="13">
            <text:p>13</text:p>
          </table:table-cell>
          <table:table-cell table:number-columns-repeated="2"/>
          <table:table-cell table:style-name="ce2" table:formula="oooc:=INDIRECT(CONCATENATE(&quot;A&quot;;TEXT([.A69];&quot;0&quot;)))" office:value-type="string" office:string-value="Un'oca">
            <text:p>Un'oca</text:p>
          </table:table-cell>
          <table:table-cell table:style-name="ce3" table:formula="oooc:=INDIRECT(CONCATENATE(&quot;B&quot;;TEXT([.B69];&quot;0&quot;)))" office:value-type="string" office:string-value="Cagava">
            <text:p>Cagava</text:p>
          </table:table-cell>
          <table:table-cell table:style-name="ce4" table:formula="oooc:=INDIRECT(CONCATENATE(&quot;C&quot;;TEXT([.C69];&quot;0&quot;)))" office:value-type="string" office:string-value="Un gatto">
            <text:p>Un gatto</text:p>
          </table:table-cell>
        </table:table-row>
        <table:table-row table:style-name="ro3">
          <table:table-cell table:formula="oooc:=TRUNC(RAND()*[.$F$64];0)+1" office:value-type="float" office:value="33">
            <text:p>33</text:p>
          </table:table-cell>
          <table:table-cell table:formula="oooc:=TRUNC(RAND()*[.$G$64];0)+1" office:value-type="float" office:value="5">
            <text:p>5</text:p>
          </table:table-cell>
          <table:table-cell table:formula="oooc:=TRUNC(RAND()*[.$H$64];0)+1" office:value-type="float" office:value="13">
            <text:p>13</text:p>
          </table:table-cell>
          <table:table-cell table:number-columns-repeated="2"/>
          <table:table-cell table:style-name="ce2" table:formula="oooc:=INDIRECT(CONCATENATE(&quot;A&quot;;TEXT([.A70];&quot;0&quot;)))" office:value-type="string" office:string-value="Lo zio Bero">
            <text:p>Lo zio Bero</text:p>
          </table:table-cell>
          <table:table-cell table:style-name="ce3" table:formula="oooc:=INDIRECT(CONCATENATE(&quot;B&quot;;TEXT([.B70];&quot;0&quot;)))" office:value-type="string" office:string-value="Scoreggia">
            <text:p>Scoreggia</text:p>
          </table:table-cell>
          <table:table-cell table:style-name="ce4" table:formula="oooc:=INDIRECT(CONCATENATE(&quot;C&quot;;TEXT([.C70];&quot;0&quot;)))" office:value-type="string" office:string-value="Un gatto">
            <text:p>Un gatto</text:p>
          </table:table-cell>
        </table:table-row>
        <table:table-row table:style-name="ro3">
          <table:table-cell table:formula="oooc:=TRUNC(RAND()*[.$F$64];0)+1" office:value-type="float" office:value="21">
            <text:p>21</text:p>
          </table:table-cell>
          <table:table-cell table:formula="oooc:=TRUNC(RAND()*[.$G$64];0)+1" office:value-type="float" office:value="29">
            <text:p>29</text:p>
          </table:table-cell>
          <table:table-cell table:formula="oooc:=TRUNC(RAND()*[.$H$64];0)+1" office:value-type="float" office:value="3">
            <text:p>3</text:p>
          </table:table-cell>
          <table:table-cell table:number-columns-repeated="2"/>
          <table:table-cell table:style-name="ce2" table:formula="oooc:=INDIRECT(CONCATENATE(&quot;A&quot;;TEXT([.A71];&quot;0&quot;)))" office:value-type="string" office:string-value="Topolino">
            <text:p>Topolino</text:p>
          </table:table-cell>
          <table:table-cell table:style-name="ce3" table:formula="oooc:=INDIRECT(CONCATENATE(&quot;B&quot;;TEXT([.B71];&quot;0&quot;)))" office:value-type="string" office:string-value="Scarabocchiava">
            <text:p>Scarabocchiava</text:p>
          </table:table-cell>
          <table:table-cell table:style-name="ce4" table:formula="oooc:=INDIRECT(CONCATENATE(&quot;C&quot;;TEXT([.C71];&quot;0&quot;)))" office:value-type="string" office:string-value="Un uovo">
            <text:p>Un uovo</text:p>
          </table:table-cell>
        </table:table-row>
        <table:table-row table:style-name="ro3">
          <table:table-cell table:formula="oooc:=TRUNC(RAND()*[.$F$64];0)+1" office:value-type="float" office:value="32">
            <text:p>32</text:p>
          </table:table-cell>
          <table:table-cell table:formula="oooc:=TRUNC(RAND()*[.$G$64];0)+1" office:value-type="float" office:value="27">
            <text:p>27</text:p>
          </table:table-cell>
          <table:table-cell table:formula="oooc:=TRUNC(RAND()*[.$H$64];0)+1" office:value-type="float" office:value="22">
            <text:p>22</text:p>
          </table:table-cell>
          <table:table-cell table:number-columns-repeated="2"/>
          <table:table-cell table:style-name="ce2" table:formula="oooc:=INDIRECT(CONCATENATE(&quot;A&quot;;TEXT([.A72];&quot;0&quot;)))" office:value-type="string" office:string-value="Lo zio Marco">
            <text:p>Lo zio Marco</text:p>
          </table:table-cell>
          <table:table-cell table:style-name="ce3" table:formula="oooc:=INDIRECT(CONCATENATE(&quot;B&quot;;TEXT([.B72];&quot;0&quot;)))" office:value-type="string" office:string-value="Osserva">
            <text:p>Osserva</text:p>
          </table:table-cell>
          <table:table-cell table:style-name="ce4" table:formula="oooc:=INDIRECT(CONCATENATE(&quot;C&quot;;TEXT([.C72];&quot;0&quot;)))" office:value-type="string" office:string-value="Una botte">
            <text:p>Una botte</text:p>
          </table:table-cell>
        </table:table-row>
        <table:table-row table:style-name="ro3">
          <table:table-cell table:formula="oooc:=TRUNC(RAND()*[.$F$64];0)+1" office:value-type="float" office:value="32">
            <text:p>32</text:p>
          </table:table-cell>
          <table:table-cell table:formula="oooc:=TRUNC(RAND()*[.$G$64];0)+1" office:value-type="float" office:value="7">
            <text:p>7</text:p>
          </table:table-cell>
          <table:table-cell table:formula="oooc:=TRUNC(RAND()*[.$H$64];0)+1" office:value-type="float" office:value="37">
            <text:p>37</text:p>
          </table:table-cell>
          <table:table-cell table:number-columns-repeated="2"/>
          <table:table-cell table:style-name="ce2" table:formula="oooc:=INDIRECT(CONCATENATE(&quot;A&quot;;TEXT([.A73];&quot;0&quot;)))" office:value-type="string" office:string-value="Lo zio Marco">
            <text:p>Lo zio Marco</text:p>
          </table:table-cell>
          <table:table-cell table:style-name="ce3" table:formula="oooc:=INDIRECT(CONCATENATE(&quot;B&quot;;TEXT([.B73];&quot;0&quot;)))" office:value-type="string" office:string-value="Caga">
            <text:p>Caga</text:p>
          </table:table-cell>
          <table:table-cell table:style-name="ce4" table:formula="oooc:=INDIRECT(CONCATENATE(&quot;C&quot;;TEXT([.C73];&quot;0&quot;)))" office:value-type="string" office:string-value="Un cinghiale">
            <text:p>Un cinghiale</text:p>
          </table:table-cell>
        </table:table-row>
        <table:table-row table:style-name="ro3">
          <table:table-cell table:formula="oooc:=TRUNC(RAND()*[.$F$64];0)+1" office:value-type="float" office:value="3">
            <text:p>3</text:p>
          </table:table-cell>
          <table:table-cell table:formula="oooc:=TRUNC(RAND()*[.$G$64];0)+1" office:value-type="float" office:value="3">
            <text:p>3</text:p>
          </table:table-cell>
          <table:table-cell table:formula="oooc:=TRUNC(RAND()*[.$H$64];0)+1" office:value-type="float" office:value="47">
            <text:p>47</text:p>
          </table:table-cell>
          <table:table-cell table:number-columns-repeated="2"/>
          <table:table-cell table:style-name="ce2" table:formula="oooc:=INDIRECT(CONCATENATE(&quot;A&quot;;TEXT([.A74];&quot;0&quot;)))" office:value-type="string" office:string-value="La mucca">
            <text:p>La mucca</text:p>
          </table:table-cell>
          <table:table-cell table:style-name="ce3" table:formula="oooc:=INDIRECT(CONCATENATE(&quot;B&quot;;TEXT([.B74];&quot;0&quot;)))" office:value-type="string" office:string-value="Calpestava">
            <text:p>Calpestava</text:p>
          </table:table-cell>
          <table:table-cell table:style-name="ce4" table:formula="oooc:=INDIRECT(CONCATENATE(&quot;C&quot;;TEXT([.C74];&quot;0&quot;)))" office:value-type="string" office:string-value="Un melone">
            <text:p>Un melone</text:p>
          </table:table-cell>
        </table:table-row>
        <table:table-row table:style-name="ro3">
          <table:table-cell table:formula="oooc:=TRUNC(RAND()*[.$F$64];0)+1" office:value-type="float" office:value="8">
            <text:p>8</text:p>
          </table:table-cell>
          <table:table-cell table:formula="oooc:=TRUNC(RAND()*[.$G$64];0)+1" office:value-type="float" office:value="18">
            <text:p>18</text:p>
          </table:table-cell>
          <table:table-cell table:formula="oooc:=TRUNC(RAND()*[.$H$64];0)+1" office:value-type="float" office:value="47">
            <text:p>47</text:p>
          </table:table-cell>
          <table:table-cell table:number-columns-repeated="2"/>
          <table:table-cell table:style-name="ce2" table:formula="oooc:=INDIRECT(CONCATENATE(&quot;A&quot;;TEXT([.A75];&quot;0&quot;)))" office:value-type="string" office:string-value="Un passerotto">
            <text:p>Un passerotto</text:p>
          </table:table-cell>
          <table:table-cell table:style-name="ce3" table:formula="oooc:=INDIRECT(CONCATENATE(&quot;B&quot;;TEXT([.B75];&quot;0&quot;)))" office:value-type="string" office:string-value="Martella">
            <text:p>Martella</text:p>
          </table:table-cell>
          <table:table-cell table:style-name="ce4" table:formula="oooc:=INDIRECT(CONCATENATE(&quot;C&quot;;TEXT([.C75];&quot;0&quot;)))" office:value-type="string" office:string-value="Un melone">
            <text:p>Un melone</text:p>
          </table:table-cell>
        </table:table-row>
      </table:table>
      <table:table table:name="Tabell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7">07/02/2007</text:date>, <text:time>22.07.5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7-02-07T21:04:37</meta:creation-date>
    <dc:date>2007-02-07T22:07:50</dc:date>
    <dc:language>it-IT</dc:language>
    <meta:editing-cycles>5</meta:editing-cycles>
    <meta:editing-duration>PT48M2S</meta:editing-duration>
    <meta:user-defined meta:name="Info 1"/>
    <meta:user-defined meta:name="Info 2"/>
    <meta:user-defined meta:name="Info 3"/>
    <meta:user-defined meta:name="Info 4"/>
    <meta:document-statistic meta:table-count="3" meta:cell-count="207"/>
  </office:meta>
</office:document-meta>
</file>